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style:font-name="Linux Libertine O" officeooo:rsid="00294093" officeooo:paragraph-rsid="002dda6f"/>
    </style:style>
    <style:style style:name="P2" style:family="paragraph" style:parent-style-name="Standard">
      <style:text-properties style:font-name="Linux Libertine O" officeooo:rsid="00294093" officeooo:paragraph-rsid="00294093"/>
    </style:style>
    <style:style style:name="P3" style:family="paragraph" style:parent-style-name="Standard">
      <style:text-properties style:font-name="Linux Libertine O" officeooo:rsid="002dda6f" officeooo:paragraph-rsid="002dda6f"/>
    </style:style>
    <style:style style:name="P4" style:family="paragraph" style:parent-style-name="Standard">
      <style:text-properties officeooo:paragraph-rsid="002dda6f"/>
    </style:style>
    <style:style style:name="P5" style:family="paragraph" style:parent-style-name="Standard">
      <style:text-properties style:font-name="Linux Libertine O" officeooo:rsid="002dda6f" officeooo:paragraph-rsid="003b0d45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2dda6f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fo:color="#3465a4" fo:font-size="14pt" fo:font-weight="bold" officeooo:rsid="002dda6f" style:font-name-asian="Noto Sans CJK SC Regular" style:font-size-asian="14pt" style:font-weight-asian="bold" style:font-name-complex="FreeSans" style:font-size-complex="14pt" style:font-weight-complex="bold"/>
    </style:style>
    <style:style style:name="T5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6" style:family="text">
      <style:text-properties fo:color="#004586" style:font-name="Linux Libertine O" fo:font-size="18.2000007629395pt" officeooo:rsid="002cbf47" style:font-size-asian="18.2000007629395pt" style:font-size-complex="18.2000007629395pt" style:font-weight-complex="600"/>
    </style:style>
    <style:style style:name="T7" style:family="text">
      <style:text-properties fo:color="#004586" style:font-name="Linux Libertine O" fo:font-size="18.2000007629395pt" officeooo:rsid="002dda6f" style:font-size-asian="18.2000007629395pt" style:font-size-complex="18.2000007629395pt" style:font-weight-complex="600"/>
    </style:style>
    <style:style style:name="T8" style:family="text">
      <style:text-properties fo:color="#004586" style:font-name="Linux Libertine O" fo:font-size="18.2000007629395pt" officeooo:rsid="00372792" style:font-size-asian="18.2000007629395pt" style:font-size-complex="18.2000007629395pt" style:font-weight-complex="600"/>
    </style:style>
    <style:style style:name="T9" style:family="text">
      <style:text-properties fo:color="#004586" style:font-name="Linux Libertine O" fo:font-size="18.2000007629395pt" fo:font-weight="bold" officeooo:rsid="002dda6f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0" style:family="text">
      <style:text-properties officeooo:rsid="0030347f"/>
    </style:style>
    <style:style style:name="T11" style:family="text">
      <style:text-properties officeooo:rsid="0030a429"/>
    </style:style>
    <style:style style:name="T12" style:family="text">
      <style:text-properties officeooo:rsid="00320264"/>
    </style:style>
    <style:style style:name="T13" style:family="text">
      <style:text-properties officeooo:rsid="00372792"/>
    </style:style>
    <style:style style:name="T14" style:family="text">
      <style:text-properties style:font-name="Linux Libertine O" officeooo:rsid="00372792"/>
    </style:style>
    <style:style style:name="T15" style:family="text">
      <style:text-properties style:font-name="Linux Libertine O" officeooo:rsid="002dda6f"/>
    </style:style>
    <style:style style:name="T16" style:family="text">
      <style:text-properties officeooo:rsid="003917da"/>
    </style:style>
    <style:style style:name="T17" style:family="text">
      <style:text-properties officeooo:rsid="0039d176"/>
    </style:style>
    <style:style style:name="T18" style:family="text">
      <style:text-properties officeooo:rsid="003b0d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Chicken Pasander</text:span><text:span text:style-name="T5"> (</text:span><text:span text:style-name="T8">4</text:span><text:span text:style-name="T5"> portions; </text:span><text:span text:style-name="T7">1</text:span><text:span text:style-name="T6"> hr</text:span><text:span text:style-name="T5">)</text:span></text:h>
      <text:p text:style-name="P3">Can also make with lamb. <text:span text:style-name="T16">Can serve with naan as well as rice.</text:span></text:p>
      <text:p text:style-name="P3"/>
      <text:p text:style-name="Heading"><text:span text:style-name="T1">For the </text:span><text:span text:style-name="T2">spices</text:span></text:p>
      <text:p text:style-name="P3">2 tbsp butter</text:p>
      <text:p text:style-name="P3"/>
      <text:p text:style-name="P3">3-4 cloves garlic</text:p>
      <text:p text:style-name="P3">1 inch cube fresh ginger (minimum)</text:p>
      <text:p text:style-name="P3"/>
      <text:p text:style-name="P3">1 tbsp cinnamon</text:p>
      <text:p text:style-name="P3">1 tbsp turmeric</text:p>
      <text:p text:style-name="P3">1 tbsp hot chilli powder</text:p>
      <text:p text:style-name="P3">1 tsp nutmeg</text:p>
      <text:p text:style-name="P3">1 tsp paprika</text:p>
      <text:p text:style-name="P3"/>
      <text:p text:style-name="P3"/>
      <text:p text:style-name="P3">Chop ginger and garlic. Melt butter on low heat, and fry everything for a minute or two.</text:p>
      <text:p text:style-name="P2"/>
      <text:p text:style-name="P1"><text:span text:style-name="T3">For the </text:span><text:span text:style-name="T4">sauce</text:span></text:p>
      <text:p text:style-name="P3">~300g lamb neck fillet or 400g chicken</text:p>
      <text:p text:style-name="P3"/>
      <text:p text:style-name="P3"><text:span text:style-name="T12">140-</text:span>150g tomato puree (1 tiny tin)</text:p>
      <text:p text:style-name="P3">100g creamed coconut block</text:p>
      <text:p text:style-name="P3"><text:span text:style-name="T13">5</text:span>00ml hot water</text:p>
      <text:p text:style-name="P4"><text:span text:style-name="T14">100g</text:span><text:span text:style-name="T15"> raisins or sultanas</text:span></text:p>
      <text:p text:style-name="P4"><text:span text:style-name="T14">80g</text:span><text:span text:style-name="T15"> flaked almonds </text:span><text:span text:style-name="T14">(or a bit more if you want)</text:span></text:p>
      <text:p text:style-name="P3"/>
      <text:p text:style-name="P3"/>
      <text:p text:style-name="P5">Chop <text:span text:style-name="T18">the meat </text:span>across the grain of the fillet<text:span text:style-name="T18">. If using chicken, add some salt.</text:span> <text:span text:style-name="T18">A</text:span>dd the meat to the spices <text:span text:style-name="T18">in the pan and c</text:span>ook until sealed. <text:span text:style-name="T17">Boil the kettle.</text:span></text:p>
      <text:p text:style-name="P3"/>
      <text:p text:style-name="P3"><text:span text:style-name="T10">Roughly chop the creamed coconut and add to the pan. </text:span>Add all the other ingredients <text:span text:style-name="T11">and mix well</text:span>. Simmer for about 30 minutes, <text:span text:style-name="T11">stirring occasionally </text:span><text:span text:style-name="T13">(including unsticking anything from the bottom of the pan)</text:span>. <text:span text:style-name="T16">Top up with water if needed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8-31T19:09:09.469680512</dc:date>
    <meta:editing-duration>PT1H19M17S</meta:editing-duration>
    <meta:editing-cycles>37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76" meta:character-count="929" meta:non-whitespace-character-count="774"/>
  </office:meta>
</office:document-meta>
</file>